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7cm"/>
    </style:style>
    <style:style style:name="co3" style:family="table-column">
      <style:table-column-properties fo:break-before="auto" style:column-width="3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1.216cm" svg:y="0.833cm">
            <draw:object draw:notify-on-update-of-ranges="Feuille1.A2:Feuille1.A20 Feuille1.B1:Feuille1.B1 Feuille1.B2:Feuille1.B20 Feuille1.A2:Feuille1.A20 Feuille1.C1:Feuille1.C1 Feuille1.C2:Feuille1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Amplitude (mV)</text:p>
          </table:table-cell>
          <table:table-cell office:value-type="string" calcext:value-type="string">
            <text:p>Théorique (m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formula="of:=ABS(COS([.A2]*PI()/180)*[.$B$2])"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,5</text:p>
          </table:table-cell>
          <table:table-cell table:formula="of:=ABS(COS([.A3]*PI()/180)*[.$B$2])" office:value-type="float" office:value="10.3404814066282" calcext:value-type="float">
            <text:p>10,34048140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9" calcext:value-type="float">
            <text:p>9,9</text:p>
          </table:table-cell>
          <table:table-cell table:formula="of:=ABS(COS([.A4]*PI()/180)*[.$B$2])" office:value-type="float" office:value="9.86677251825204" calcext:value-type="float">
            <text:p>9,8667725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3" calcext:value-type="float">
            <text:p>9,3</text:p>
          </table:table-cell>
          <table:table-cell table:formula="of:=ABS(COS([.A5]*PI()/180)*[.$B$2])" office:value-type="float" office:value="9.09326673973661" calcext:value-type="float">
            <text:p>9,09326673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3" calcext:value-type="float">
            <text:p>8,3</text:p>
          </table:table-cell>
          <table:table-cell table:formula="of:=ABS(COS([.A6]*PI()/180)*[.$B$2])" office:value-type="float" office:value="8.04346665274927" calcext:value-type="float">
            <text:p>8,04346665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,2</text:p>
          </table:table-cell>
          <table:table-cell table:formula="of:=ABS(COS([.A7]*PI()/180)*[.$B$2])" office:value-type="float" office:value="6.74926990170866" calcext:value-type="float">
            <text:p>6,74926990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ABS(COS([.A8]*PI()/180)*[.$B$2])"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6" calcext:value-type="float">
            <text:p>4,6</text:p>
          </table:table-cell>
          <table:table-cell table:formula="of:=ABS(COS([.A9]*PI()/180)*[.$B$2])" office:value-type="float" office:value="3.59121150491952" calcext:value-type="float">
            <text:p>3,59121150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,2</text:p>
          </table:table-cell>
          <table:table-cell table:formula="of:=ABS(COS([.A10]*PI()/180)*[.$B$2])" office:value-type="float" office:value="1.82330586550277" calcext:value-type="float">
            <text:p>1,82330586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ABS(COS([.A11]*PI()/180)*[.$B$2])" office:value-type="float" office:value="6.4293956955236E-016" calcext:value-type="float">
            <text:p>6,4293956955236E-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ABS(COS([.A12]*PI()/180)*[.$B$2])" office:value-type="float" office:value="1.82330586550277" calcext:value-type="float">
            <text:p>1,82330586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6" calcext:value-type="float">
            <text:p>3,6</text:p>
          </table:table-cell>
          <table:table-cell table:formula="of:=ABS(COS([.A13]*PI()/180)*[.$B$2])" office:value-type="float" office:value="3.59121150491952" calcext:value-type="float">
            <text:p>3,59121150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3" calcext:value-type="float">
            <text:p>5,3</text:p>
          </table:table-cell>
          <table:table-cell table:formula="of:=ABS(COS([.A14]*PI()/180)*[.$B$2])"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5" calcext:value-type="float">
            <text:p>6,5</text:p>
          </table:table-cell>
          <table:table-cell table:formula="of:=ABS(COS([.A15]*PI()/180)*[.$B$2])" office:value-type="float" office:value="6.74926990170866" calcext:value-type="float">
            <text:p>6,74926990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9" calcext:value-type="float">
            <text:p>7,9</text:p>
          </table:table-cell>
          <table:table-cell table:formula="of:=ABS(COS([.A16]*PI()/180)*[.$B$2])" office:value-type="float" office:value="8.04346665274927" calcext:value-type="float">
            <text:p>8,04346665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9" calcext:value-type="float">
            <text:p>8,9</text:p>
          </table:table-cell>
          <table:table-cell table:formula="of:=ABS(COS([.A17]*PI()/180)*[.$B$2])" office:value-type="float" office:value="9.09326673973661" calcext:value-type="float">
            <text:p>9,093266739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5" calcext:value-type="float">
            <text:p>9,5</text:p>
          </table:table-cell>
          <table:table-cell table:formula="of:=ABS(COS([.A18]*PI()/180)*[.$B$2])" office:value-type="float" office:value="9.86677251825204" calcext:value-type="float">
            <text:p>9,86677251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formula="of:=ABS(COS([.A19]*PI()/180)*[.$B$2])" office:value-type="float" office:value="10.3404814066282" calcext:value-type="float">
            <text:p>10,34048140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2" calcext:value-type="float">
            <text:p>10,2</text:p>
          </table:table-cell>
          <table:table-cell table:formula="of:=ABS(COS([.A20]*PI()/180)*[.$B$2])" office:value-type="float" office:value="10.5" calcext:value-type="float">
            <text:p>1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19:02:03.753393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meric Arnould</meta:initial-creator>
    <meta:creation-date>2014-12-03T11:43:19.923341923</meta:creation-date>
    <dc:date>2014-12-03T20:42:33.632332010</dc:date>
    <dc:creator>Aymeric Arnould</dc:creator>
    <meta:editing-duration>P0D</meta:editing-duration>
    <meta:editing-cycles>2</meta:editing-cycles>
    <meta:generator>LibreOffice/4.2.4.2$Linux_X86_64 LibreOffice_project/42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color="#0000ff" draw:fill-color="#0000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75cm" svg:y="3.952cm" style:legend-expansion="high" chart:style-name="ch2"/>
        <chart:plot-area chart:style-name="ch3" table:cell-range-address="Feuille1.A2:Feuille1.C20 Feuille1.B1:Feuille1.C1" chart:data-source-has-labels="row" svg:x="0.77cm" svg:y="0.855cm" svg:width="10.865cm" svg:height="6.984cm">
          <chartooo:coordinate-region svg:x="1.391cm" svg:y="1.054cm" svg:width="9.964cm" svg:height="6.138cm"/>
          <chart:axis chart:dimension="x" chart:name="primary-x" chart:style-name="ch4">
            <chart:title svg:x="4.65cm" svg:y="8.019cm" chart:style-name="ch5">
              <text:p>Déphasage (degrés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Feuille1.B2:Feuille1.B20" chart:label-cell-address="Feuille1.B1:Feuille1.B1" chart:class="chart:scatter">
            <chart:domain table:cell-range-address="Feuille1.A2:Feuille1.A20"/>
            <chart:data-point chart:repeated="19"/>
          </chart:series>
          <chart:series chart:style-name="ch8" chart:values-cell-range-address="Feuille1.C2:Feuille1.C20" chart:label-cell-address="Feuille1.C1:Feuille1.C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mplitude (mV)</text:p>
                <draw:g>
                  <svg:desc>Feuille1.B1:Feuille1.B1</svg:desc>
                </draw:g>
              </table:table-cell>
              <table:table-cell office:value-type="string">
                <text:p>Théorique (mV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20</svg:desc>
                </draw:g>
              </table:table-cell>
              <table:table-cell office:value-type="float" office:value="10.5">
                <text:p>10.5</text:p>
                <draw:g>
                  <svg:desc>Feuille1.B2:Feuille1.B20</svg:desc>
                </draw:g>
              </table:table-cell>
              <table:table-cell office:value-type="float" office:value="10.5">
                <text:p>10.5</text:p>
                <draw:g>
                  <svg:desc>Feuille1.C2:Feuille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10.3404814066282">
                <text:p>10.3404814066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.9">
                <text:p>9.9</text:p>
              </table:table-cell>
              <table:table-cell office:value-type="float" office:value="9.86677251825204">
                <text:p>9.86677251825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9.3">
                <text:p>9.3</text:p>
              </table:table-cell>
              <table:table-cell office:value-type="float" office:value="9.09326673973661">
                <text:p>9.09326673973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8.3">
                <text:p>8.3</text:p>
              </table:table-cell>
              <table:table-cell office:value-type="float" office:value="8.04346665274927">
                <text:p>8.04346665274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  <table:table-cell office:value-type="float" office:value="6.74926990170866">
                <text:p>6.74926990170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6">
                <text:p>4.6</text:p>
              </table:table-cell>
              <table:table-cell office:value-type="float" office:value="3.59121150491952">
                <text:p>3.59121150491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.2">
                <text:p>3.2</text:p>
              </table:table-cell>
              <table:table-cell office:value-type="float" office:value="1.82330586550277">
                <text:p>1.82330586550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6.4293956955236E-016">
                <text:p>6.4293956955236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.82330586550277">
                <text:p>1.82330586550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.6">
                <text:p>3.6</text:p>
              </table:table-cell>
              <table:table-cell office:value-type="float" office:value="3.59121150491952">
                <text:p>3.59121150491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.3">
                <text:p>5.3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6.5">
                <text:p>6.5</text:p>
              </table:table-cell>
              <table:table-cell office:value-type="float" office:value="6.74926990170866">
                <text:p>6.74926990170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7.9">
                <text:p>7.9</text:p>
              </table:table-cell>
              <table:table-cell office:value-type="float" office:value="8.04346665274927">
                <text:p>8.04346665274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8.9">
                <text:p>8.9</text:p>
              </table:table-cell>
              <table:table-cell office:value-type="float" office:value="9.09326673973661">
                <text:p>9.09326673973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9.5">
                <text:p>9.5</text:p>
              </table:table-cell>
              <table:table-cell office:value-type="float" office:value="9.86677251825204">
                <text:p>9.86677251825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10.3404814066282">
                <text:p>10.3404814066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0.2">
                <text:p>10.2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